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2023-12-1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2019-12-08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2018-11-27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2018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2016-12-12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200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9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8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8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7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7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7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7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6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6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6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6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6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6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6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6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401</text:p>
          </table:table-cell>
          <table:table-cell office:value-type="string" calcext:value-type="string">
            <text:p>195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